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President and Trustees of the Jewish Theological Seminary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12, 1895</text:p>
      <text:p text:style-name="P6">Month<text:tab/><text:tab/><text:tab/><text:tab/><text:tab/><text:tab/>March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3">COPY<text:span text:style-name="T2">/</text:span></text:p>
      <text:p text:style-name="P4"><text:span text:style-name="T2">S. MORAIS/</text:span></text:p>
      <text:p text:style-name="P4"><text:span text:style-name="T2">546 N. Fifth Street/</text:span></text:p>
      <text:p text:style-name="P4"><text:span text:style-name="T2">Philadelphia, Pa./</text:span></text:p>
      <text:p text:style-name="P3"><text:span text:style-name="T2"/></text:p>
      <text:p text:style-name="P3"><text:span text:style-name="T2">To the President and Trustees of the Jewish Theological Seminary/ March 12th-1895./</text:span></text:p>
      <text:p text:style-name="P3"><text:span text:style-name="T2"/></text:p>
      <text:p text:style-name="P3"><text:span text:style-name="T2">Gentlemen:/</text:span></text:p>
      <text:p text:style-name="P3"><text:span text:style-name="T2"><text:tab/>According to your wish that, in conjunction with the Rev./ Drs. H. P. Mendes and Maisner, I would inquire into the charges made/ against the Rabbinical Preceptor in the Jewish Theological Seminary-/ Dr. A. J. Jaffe, I made the latter acquainted with your deliberation./ <text:s/>He stated with positiveness that to the best of his knowledge, he/ never transgressed against dietary laws, whether Biblical or traditional./ <text:s/>He further asserted that if he ceased frequenting certain eating/ house near the Institution, it was not because he had reasons to suspect/ deception as regards the food, but because he </text:span><text:soft-page-break/><text:span text:style-name="T2">had learned that the/ Sabbath was not properly observed there./</text:span></text:p>
      <text:p text:style-name="P3"><text:span text:style-name="T2"><text:tab/>Dr. Jaffe said that for the same cause he changed restaurants/ from time to time, but that he has now arranged to take his meals from/ the 1st of April at a place satisfactory in every way./</text:span></text:p>
      <text:p text:style-name="P3"><text:span text:style-name="T2"><text:tab/>Truly yours,/ (signed)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2:53:50.05</meta:creation-date>
    <meta:document-statistic meta:table-count="0" meta:image-count="0" meta:object-count="0" meta:page-count="3" meta:paragraph-count="69" meta:word-count="340" meta:character-count="2346"/>
    <dc:date>2011-12-22T13:00:26.31</dc:date>
    <dc:creator>Penn Libraries</dc:creator>
    <meta:editing-duration>PT00H06M36S</meta:editing-duration>
    <meta:editing-cycles>1</meta:editing-cycles>
    <meta:generator>OpenOffice.org/3.2$Win32 OpenOffice.org_project/320m12$Build-9483</meta:generator>
  </office:meta>
</office:document-meta>
</file>